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unito" svg:font-family="Nun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style:paragraph-properties fo:line-height="115%"/>
      <style:text-properties officeooo:paragraph-rsid="001958c7"/>
    </style:style>
    <style:style style:name="P3" style:family="paragraph" style:parent-style-name="Text_20_body">
      <style:text-properties style:font-name="Nunito" officeooo:rsid="002946d4" officeooo:paragraph-rsid="002946d4"/>
    </style:style>
    <style:style style:name="P4" style:family="paragraph" style:parent-style-name="Text_20_body">
      <style:paragraph-properties fo:line-height="115%"/>
      <style:text-properties style:font-name="Nunito"/>
    </style:style>
    <style:style style:name="P5" style:family="paragraph" style:parent-style-name="Text_20_body">
      <style:paragraph-properties fo:line-height="115%"/>
      <style:text-properties style:font-name="Nunito" officeooo:paragraph-rsid="0023934c"/>
    </style:style>
    <style:style style:name="P6" style:family="paragraph" style:parent-style-name="Heading_20_3">
      <style:paragraph-properties fo:margin-top="0in" fo:margin-bottom="0in" loext:contextual-spacing="false" fo:line-height="100%" fo:text-align="center" style:justify-single-word="false"/>
      <style:text-properties style:font-name="Nunito" officeooo:rsid="002946d4" officeooo:paragraph-rsid="002946d4"/>
    </style:style>
    <style:style style:name="P7" style:family="paragraph" style:parent-style-name="Heading_20_3">
      <style:text-properties style:font-name="Nunito"/>
    </style:style>
    <style:style style:name="P8" style:family="paragraph" style:parent-style-name="Heading_20_3">
      <style:paragraph-properties fo:line-height="115%"/>
      <style:text-properties style:font-name="Nunito" fo:font-size="18pt" officeooo:rsid="001780fd" officeooo:paragraph-rsid="001780fd" style:font-size-asian="18pt" style:font-size-complex="18pt"/>
    </style:style>
    <style:style style:name="P9" style:family="paragraph" style:parent-style-name="Heading_20_4">
      <style:text-properties style:font-name="Nunito"/>
    </style:style>
    <style:style style:name="P10" style:family="paragraph" style:parent-style-name="Text_20_body" style:list-style-name="L1">
      <style:text-properties style:font-name="Nunito"/>
    </style:style>
    <style:style style:name="P11" style:family="paragraph" style:parent-style-name="Text_20_body" style:list-style-name="L2">
      <style:text-properties style:font-name="Nunito"/>
    </style:style>
    <style:style style:name="P12" style:family="paragraph" style:parent-style-name="Text_20_body" style:list-style-name="L4">
      <style:text-properties style:font-name="Nunito"/>
    </style:style>
    <style:style style:name="P13" style:family="paragraph" style:parent-style-name="Text_20_body" style:list-style-name="L4">
      <style:paragraph-properties fo:line-height="115%"/>
      <style:text-properties style:font-name="Nunito" officeooo:paragraph-rsid="001170d4"/>
    </style:style>
    <style:style style:name="P14" style:family="paragraph" style:parent-style-name="Text_20_body" style:list-style-name="L6">
      <style:paragraph-properties fo:line-height="115%"/>
      <style:text-properties style:font-name="Nunito"/>
    </style:style>
    <style:style style:name="P15" style:family="paragraph" style:parent-style-name="Text_20_body" style:list-style-name="L5">
      <style:text-properties style:font-name="Nunito"/>
    </style:style>
    <style:style style:name="P16" style:family="paragraph" style:parent-style-name="Text_20_body" style:list-style-name="L5">
      <style:text-properties style:font-name="Nunito" officeooo:paragraph-rsid="0031fc13"/>
    </style:style>
    <style:style style:name="P17" style:family="paragraph" style:parent-style-name="Text_20_body" style:list-style-name="L3"/>
    <style:style style:name="P18" style:family="paragraph" style:parent-style-name="Text_20_body" style:list-style-name="L3">
      <style:text-properties officeooo:paragraph-rsid="003981a5"/>
    </style:style>
    <style:style style:name="P19" style:family="paragraph" style:parent-style-name="Text_20_body" style:list-style-name="L5">
      <style:text-properties officeooo:paragraph-rsid="0030ad38"/>
    </style:style>
    <style:style style:name="P20" style:family="paragraph" style:parent-style-name="Text_20_body" style:list-style-name="L6">
      <style:paragraph-properties fo:line-height="115%"/>
      <style:text-properties officeooo:paragraph-rsid="00417072"/>
    </style:style>
    <style:style style:name="P21" style:family="paragraph" style:parent-style-name="Text_20_body">
      <style:paragraph-properties fo:line-height="115%"/>
      <style:text-properties officeooo:paragraph-rsid="0021b6bb"/>
    </style:style>
    <style:style style:name="T1" style:family="text">
      <style:text-properties fo:font-weight="bold" style:font-weight-asian="bold" style:font-weight-complex="bold"/>
    </style:style>
    <style:style style:name="T2" style:family="text">
      <style:text-properties fo:font-weight="bold" officeooo:rsid="00153f3c" style:font-weight-asian="bold" style:font-weight-complex="bold"/>
    </style:style>
    <style:style style:name="T3" style:family="text">
      <style:text-properties officeooo:rsid="001170d4"/>
    </style:style>
    <style:style style:name="T4" style:family="text">
      <style:text-properties officeooo:rsid="0013f7c2"/>
    </style:style>
    <style:style style:name="T5" style:family="text">
      <style:text-properties officeooo:rsid="001958c7"/>
    </style:style>
    <style:style style:name="T6" style:family="text">
      <style:text-properties officeooo:rsid="001b5ddb"/>
    </style:style>
    <style:style style:name="T7" style:family="text">
      <style:text-properties officeooo:rsid="001ccbbc"/>
    </style:style>
    <style:style style:name="T8" style:family="text">
      <style:text-properties officeooo:rsid="001e4da6"/>
    </style:style>
    <style:style style:name="T9" style:family="text">
      <style:text-properties officeooo:rsid="0020a2ae"/>
    </style:style>
    <style:style style:name="T10" style:family="text">
      <style:text-properties officeooo:rsid="0020b511"/>
    </style:style>
    <style:style style:name="T11" style:family="text">
      <style:text-properties officeooo:rsid="001fb166"/>
    </style:style>
    <style:style style:name="T12" style:family="text">
      <style:text-properties style:font-name="Nunito"/>
    </style:style>
    <style:style style:name="T13" style:family="text">
      <style:text-properties style:font-name="Nunito" officeooo:rsid="001958c7"/>
    </style:style>
    <style:style style:name="T14" style:family="text">
      <style:text-properties style:font-name="Nunito" officeooo:rsid="002e43d9"/>
    </style:style>
    <style:style style:name="T15" style:family="text">
      <style:text-properties style:font-name="Nunito" officeooo:rsid="0031779a"/>
    </style:style>
    <style:style style:name="T16" style:family="text">
      <style:text-properties style:font-name="Nunito" officeooo:rsid="0030ad38"/>
    </style:style>
    <style:style style:name="T17" style:family="text">
      <style:text-properties style:font-name="Nunito" officeooo:rsid="0032194d"/>
    </style:style>
    <style:style style:name="T18" style:family="text">
      <style:text-properties style:font-name="Nunito" officeooo:rsid="003908cf"/>
    </style:style>
    <style:style style:name="T19" style:family="text">
      <style:text-properties style:font-name="Nunito" officeooo:rsid="003c4e83"/>
    </style:style>
    <style:style style:name="T20" style:family="text">
      <style:text-properties style:font-name="Nunito" fo:font-size="18pt" officeooo:rsid="0021b6bb" style:font-size-asian="18pt" style:font-size-complex="18pt"/>
    </style:style>
    <style:style style:name="T21" style:family="text">
      <style:text-properties style:font-name="Nunito" fo:font-size="18pt" officeooo:rsid="00449976" style:font-size-asian="18pt" style:font-size-complex="18pt"/>
    </style:style>
    <style:style style:name="T22" style:family="text">
      <style:text-properties style:font-name="Nunito" officeooo:rsid="00471213"/>
    </style:style>
    <style:style style:name="T23" style:family="text">
      <style:text-properties style:font-name="Nunito" officeooo:rsid="0048d35c"/>
    </style:style>
    <style:style style:name="T24" style:family="text">
      <style:text-properties style:font-name="Nunito" officeooo:rsid="00417072"/>
    </style:style>
    <style:style style:name="T25" style:family="text">
      <style:text-properties style:font-name="Nunito" officeooo:rsid="004ba427"/>
    </style:style>
    <style:style style:name="T26" style:family="text">
      <style:text-properties style:font-name="Nunito" officeooo:rsid="004c2763"/>
    </style:style>
    <style:style style:name="T27" style:family="text">
      <style:text-properties style:font-name="Nunito" officeooo:rsid="004cc0ae"/>
    </style:style>
    <style:style style:name="T28" style:family="text">
      <style:text-properties style:font-name="Nunito" officeooo:rsid="004d19de"/>
    </style:style>
    <style:style style:name="T29" style:family="text">
      <style:text-properties officeooo:rsid="0031fc13"/>
    </style:style>
    <style:style style:name="T30" style:family="text">
      <style:text-properties officeooo:rsid="003f9131"/>
    </style:style>
    <style:style style:name="T31" style:family="text">
      <style:text-properties officeooo:rsid="00417072"/>
    </style:style>
    <style:style style:name="T32" style:family="text">
      <style:text-properties officeooo:rsid="004cc0a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Data for the behavioral study of the </text:h>
      <text:h text:style-name="P6" text:outline-level="3">Investigating &amp; Archiving the Scholarly Git Experience project</text:h>
      <text:p text:style-name="P3">by Sarah Nguyen and Vicky Steeves, in grateful collaboration with Genevieve Milliken</text:p>
      <text:h text:style-name="P7" text:outline-level="3">Summary:</text:h>
      <text:p text:style-name="P4"><text:tab/>This project contains the data <text:span text:style-name="T3">and code</text:span> that underl<text:span text:style-name="T3">y</text:span> the behavioural study done as a part of Investigating &amp; Archiving the Scholarly Git Experience (IASGE), a funded project thanks to the an Alfred P. Sloan Foundation. IASGE addresses the need to investigate how academics are using Git hosting platforms, how they can be adapted to academic needs, and how the scholarship hosted on them can be archived. The results of this project aim to inform the that scholarship on Git hosting platforms move from a phase where they are highly active and collaborative, to a state where they are stable, permanently citable, and under active, professional preservation.</text:p>
      <text:h text:style-name="P7" text:outline-level="3"><text:bookmark text:name="Introduction_4"/>Introduction:</text:h>
      <text:p text:style-name="P4"><text:tab/>This half of the IASGE project, the behavioural study, is a three-part, mixed methods empirical approach to understand the scholarly users of Git and Git hosting platforms (GHP) whose use patterns vary from beginner to advanced. Methods employed include focus group sessions, a survey, and interviews. The data used include, but are not limited to, user profiles, frequency of feature use, and common practices, all which inform how librarians can support scholars in sustainable and long-term research. Through focus groups, a survey, and interviews, the study considers two groups of scholars: those who actively use Git to conduct their research within the academy, and those who are aware of Git but have not fully adopted it into their workflow in a standardized way. While each scholar may have varying reasons and degrees to which they include Git throughout their workflows, they all belong to the community of scholars who have the potential to utilize the power of Git to optimize their research and scholarship output. Key research questions include:</text:p>
      <text:list xml:id="list1886186859" text:style-name="L1">
        <text:list-item>
          <text:p text:style-name="P10">What are scholars’ experiences learning and using Git and GHP? </text:p>
        </text:list-item>
        <text:list-item>
          <text:p text:style-name="P10">What are the key characteristics of scholars’ use of Git and GHP? </text:p>
        </text:list-item>
        <text:list-item>
          <text:p text:style-name="P10">How do user experiences differ between minimal through heavy Git users? </text:p>
        </text:list-item>
        <text:list-item>
          <text:p text:style-name="P10">What are the major roadblocks for scholars using Git and GHP? </text:p>
        </text:list-item>
      </text:list>
      <text:p text:style-name="P4">The files provided here consist of the datasets that underscore the study. Below, the authors have listed, in detail, the formatting and purpose of each dataset within the study. The authors invite reproducibility and replication studies, as well as extension of their work.</text:p>
      <text:h text:style-name="P8" text:outline-level="3"><text:soft-page-break/>Methodology Summary:</text:h>
      <text:p text:style-name="P4">This study gathered information on user behavior in three parts. These parts include:</text:p>
      <text:list xml:id="list3074299961" text:style-name="L2">
        <text:list-item>
          <text:p text:style-name="P11">focus group sessions to understand the minimal users’ behavior and understanding of Git, which will then inform</text:p>
        </text:list-item>
        <text:list-item>
          <text:p text:style-name="P11">a broad survey targeting the full spectrum of Git users around how they have learned to use the Git ecosystem (as well as their current usage); and last,</text:p>
        </text:list-item>
        <text:list-item>
          <text:p text:style-name="P11">follow-up interviews with Git users of all levels with in-depth questions related to their experience using Git and GHP.</text:p>
        </text:list-item>
      </text:list>
      <text:p text:style-name="P2"><text:span text:style-name="T12"><text:tab/>The focus groups that were conducted consisted of synchronous focus group discussions aimed at better understanding “minimal users.” These types of users can be defined as scholars who are aware of Git, who have taken a workshop or course to learn the basics of Git and Git hosting platforms, but have not incorporated it into their research or scholarly process. </text:span><text:span text:style-name="T13">We used </text:span><text:a xlink:type="simple" xlink:href="https://taguette.org/" text:style-name="Internet_20_link" text:visited-style-name="Visited_20_Internet_20_Link"><text:span text:style-name="T13">Taguette</text:span></text:a><text:span text:style-name="T13"> to code these inductively, taking a grounded theory approach.</text:span></text:p>
      <text:p text:style-name="P4"><text:tab/>Information from these focus group discussions guiding the topics included in the subsequent broad survey questionnaire. This quantitative phase of the behavioral study tests the generalizability of our findings by surveying scholars and researchers, ranging from minimal to advanced Git users. <text:span text:style-name="T5">371 participants met our criteria for inclusion in our analysis, which was that they are currently working or studying in academia, they write or reuse code for their work, and they use version control to manage that code</text:span>. The survey held 54 questions, divided into eight sections <text:span text:style-name="T5">that </text:span>identified the survey participant as a scholar using Git, and gathered basic information about their previous experiences in learning and current practices with Git. The survey is hosted on NYU’s institutional license for the survey web application, Qualtrics. The survey was distributed through listserv/forum announcements and distinguishable open science, software, and web preservation community members.</text:p>
      <text:p text:style-name="P5"><text:tab/>The last question in the survey asked participants if they would be willing to be participate in an interview, which <text:span text:style-name="T6">110 agreed to and 90 ultimately consented</text:span>. W<text:span text:style-name="T6">e ended up conducting 41 </text:span>interviews over the course of June 2020. <text:span text:style-name="T6">These </text:span><text:span text:style-name="T7">participatory user session</text:span><text:span text:style-name="T8">s were designed to have participants run through certain scenarios where they might have to use Git, a development tool, and their preferred Git Hosting Platform (GHP), </text:span><text:span text:style-name="T9">so we can </text:span><text:span text:style-name="T10">observe and identify</text:span><text:span text:style-name="T9"> workflow gaps and obstacles directly</text:span><text:span text:style-name="T6">. </text:span><text:span text:style-name="T7">We </text:span><text:span text:style-name="T11">also used </text:span><text:span text:style-name="T7">Taguette for analysis of the interviews as well.</text:span></text:p>
      <text:h text:style-name="P7" text:outline-level="3"><text:bookmark text:name="Components_16"/><text:soft-page-break/>Components:</text:h>
      <text:h text:style-name="P9" text:outline-level="4"><text:bookmark text:name="Format_Types_17"/>Format Types</text:h>
      <text:p text:style-name="P1"><text:span text:style-name="T12">The data represented here take a variety of </text:span><text:span text:style-name="T14">familiar </text:span><text:span text:style-name="T12">formats, </text:span><text:span text:style-name="T14">but some that you may not be familiar with are</text:span><text:span text:style-name="T12">:</text:span></text:p>
      <text:list xml:id="list122170841" text:style-name="L3">
        <text:list-item>
          <text:p text:style-name="P17"><text:span text:style-name="Source_20_Text"><text:span text:style-name="T12">.qsf</text:span></text:span><text:span text:style-name="T12"> - proprietary Qualtrics format; can be imported into the Qualtrics survey platform directly. <text:s/></text:span></text:p>
        </text:list-item>
        <text:list-item>
          <text:p text:style-name="P18"><text:span text:style-name="T12">.</text:span><text:span text:style-name="T17">rpz – the <text:s/></text:span><text:a xlink:type="simple" xlink:href="https://reprozip.org/" text:style-name="Internet_20_link" text:visited-style-name="Visited_20_Internet_20_Link"><text:span text:style-name="T17">ReproZip</text:span></text:a><text:span text:style-name="T17"> bundle format. Can be unpacked at </text:span><text:a xlink:type="simple" xlink:href="https://server.reprozip.org/" text:style-name="Internet_20_link" text:visited-style-name="Visited_20_Internet_20_Link"><text:span text:style-name="T17">https://server.reprozip.org</text:span></text:a><text:span text:style-name="T17"> or locally using ReproZip and ReproUnzip. </text:span><text:span text:style-name="T18">Used for long-term reproducibility.</text:span></text:p>
        </text:list-item>
      </text:list>
      <text:h text:style-name="P9" text:outline-level="4">Data</text:h>
      <text:p text:style-name="P4"><text:span text:style-name="T1">FocusGroup:</text:span> A folder containing the materials related to our focus group, which was conducted with minimal Git users.</text:p>
      <text:list xml:id="list1031457376" text:style-name="L4">
        <text:list-item>
          <text:p text:style-name="P12">IASGE-FocusGroup-InformedConsent.qsf: our focus group informed consent form that can be reuploaded to Qualtrics </text:p>
        </text:list-item>
        <text:list-item>
          <text:p text:style-name="P12">IASGE-FocusGroup-InformedConsent.pdf: our focus group informed consent form as a PDF </text:p>
        </text:list-item>
        <text:list-item>
          <text:p text:style-name="P12">IASGE-FocusGroup-InformedConsent.odt: our focus group informed consent form as an editable document </text:p>
        </text:list-item>
        <text:list-item>
          <text:p text:style-name="P12">FocusGroupGuide.odt: the workflow, questions, and conversation starters used as a part of conducting our focus groups </text:p>
        </text:list-item>
        <text:list-item>
          <text:p text:style-name="P12">FocusGroup-Participants.xlsx: our list of focus group participants with their status and discipline as XLSX </text:p>
        </text:list-item>
        <text:list-item>
          <text:p text:style-name="P12">FocusGroup-Participants.csv: our list of focus group participants with their status and discipline as a plain-text file </text:p>
        </text:list-item>
        <text:list-item>
          <text:p text:style-name="P12">FocusGroup-Codebook.csv: our list of all codes, their definitions, and quote examples created and refined through the focus group qualitative analysis </text:p>
        </text:list-item>
        <text:list-item>
          <text:p text:style-name="P13">20200313-FocusGroup-001.txt: the processed transcript of the first focus group conducted, de-identified </text:p>
        </text:list-item>
        <text:list-item>
          <text:p text:style-name="P13">20200313-FocusGroup-002.txt: the processed transcript of the second focus group conducted, de-identified </text:p>
        </text:list-item>
        <text:list-item>
          <text:p text:style-name="P13"><text:soft-page-break/>20200313-FocusGroup-003.txt: the processed transcript of the third focus group conducted, de-identified </text:p>
        </text:list-item>
      </text:list>
      <text:p text:style-name="P4"><text:line-break/><text:span text:style-name="T1">Survey</text:span>: A folder containing the files related to our broad survey targeting the full spectrum of Git users around how they have learned to use the Git ecosystem (as well as their current usage). The survey was administered via the Qualtrics survey platform, provided through NYU's site license, and was distributed after the first two focus groups.</text:p>
      <text:list xml:id="list3894328230" text:style-name="L5">
        <text:list-item>
          <text:p text:style-name="P15">raw_survey.csv: the survey data exported out of Qualtrics after filtering on those who answered "yes" to the Q1, Q3, Q4, and Q5</text:p>
        </text:list-item>
        <text:list-item>
          <text:p text:style-name="P15">processed_survey.csv: the survey data after it was processed using R </text:p>
        </text:list-item>
        <text:list-item>
          <text:p text:style-name="P15">IASGE-BroadSurvey-Questions.qsf: the survey instrument in the Qualtrics format, which can be reuploaded to qualtrics directly </text:p>
        </text:list-item>
        <text:list-item>
          <text:p text:style-name="P15">IASGE-BroadSurvey-Questions.pdf: the survey instrument as a PDF, with logic noted throughout </text:p>
        </text:list-item>
        <text:list-item>
          <text:p text:style-name="P16">IASGE-BroadSurvey-Questions.odt: the survey instrument as an editable document, with logic noted throughout</text:p>
        </text:list-item>
        <text:list-item>
          <text:p text:style-name="P16"><text:span text:style-name="T29">IASGE-survey-code.rpz: a ReproZip bundle that encapsulated all the code, data, and dependencies of our survey analysis process.</text:span> <text:span text:style-name="T30">Included for reproducing our work</text:span></text:p>
        </text:list-item>
        <text:list-item>
          <text:p text:style-name="P19"><text:span text:style-name="T15">c</text:span><text:span text:style-name="T16">ode: a directory that contains the code used to process the survey. </text:span><text:span text:style-name="T19">To run the</text:span><text:span text:style-name="T15"> code, </text:span><text:span text:style-name="T19">you need to </text:span><text:span text:style-name="T15">download the raw and processed survey data</text:span></text:p>
        </text:list-item>
      </text:list>
      <text:p text:style-name="P4"><text:line-break/><text:span text:style-name="T2">UX-I</text:span><text:span text:style-name="T1">nterviews</text:span>: A folder containing materials related to follow-up interviews with Git users of all levels with in-depth questions related to their experience using Git and GHP. Interview participants opt-in to be interviewed at the end of the broad survey.</text:p>
      <text:list xml:id="list597565672" text:style-name="L6">
        <text:list-item>
          <text:p text:style-name="P14">InterviewQuestions.pdf: our interview guide for user-experience interviews as PDF.</text:p>
        </text:list-item>
        <text:list-item>
          <text:p text:style-name="P14">InterviewQuestions.odt: our interview guide for user-experience interviews in an editable format.</text:p>
        </text:list-item>
        <text:list-item>
          <text:p text:style-name="P20"><text:span text:style-name="T12">miso-bread-sample-repo.tar.gz: </text:span><text:span text:style-name="T24">a compressed file that contains the </text:span><text:span text:style-name="T25">repository contents</text:span><text:span text:style-name="T24"> that was used in the testing scenarios for the interview. </text:span><text:span text:style-name="T25">To use </text:span><text:span text:style-name="T26">in conjunction with the interview questions</text:span><text:span text:style-name="T25">, </text:span><text:span text:style-name="T27">download this file, unzip it, and then </text:span><text:span text:style-name="T28">upload</text:span><text:span text:style-name="T27"> the</text:span><text:span text:style-name="T25"> files into the Git hosting platform of choice.</text:span></text:p>
        </text:list-item>
        <text:list-item>
          <text:p text:style-name="P14"><text:soft-page-break/>InterviewConsent.qsf: our interview informed consent form that can be reuploaded to Qualtrics </text:p>
        </text:list-item>
        <text:list-item>
          <text:p text:style-name="P14">InterviewConsent.pdf: our interview informed consent form as a PDF </text:p>
        </text:list-item>
        <text:list-item>
          <text:p text:style-name="P14">InterviewConsent.odt: our interview informed consent form as an editable document </text:p>
        </text:list-item>
        <text:list-item>
          <text:p text:style-name="P14">Interview-Participants.xlsx: a list of our interviewees, with their discipline and rank </text:p>
        </text:list-item>
        <text:list-item>
          <text:p text:style-name="P14">Interview-Participants.csv: a list of our interviewees, with their discipline and rank </text:p>
        </text:list-item>
        <text:list-item>
          <text:p text:style-name="P14"><text:span text:style-name="T31">T</text:span>ranscripts: a folder that contains the processed interview transcripts, <text:span text:style-name="T4">checked for accuracy and </text:span>edited to remove direct references to participants' identities. They are named after the YYYY-MM-DD that the focus group took place, and then assigned a sequential number.</text:p>
        </text:list-item>
      </text:list>
      <text:p text:style-name="P21"><text:span text:style-name="T20">Related </text:span><text:span text:style-name="T21">External Materials</text:span></text:p>
      <text:p text:style-name="Text_20_body"><text:span text:style-name="T12"><text:tab/>The </text:span><text:span text:style-name="T22">repository that </text:span><text:span text:style-name="T12">R code used to process the survey data can be found </text:span><text:span text:style-name="T23">on</text:span><text:span text:style-name="T12"> GitLab </text:span><text:span text:style-name="T23">here</text:span><text:span text:style-name="T12">: </text:span><text:a xlink:type="simple" xlink:href="https://gitlab.com/investigating-archiving-git/survey-analysis" text:style-name="Internet_20_link" text:visited-style-name="Visited_20_Internet_20_Link"><text:span text:style-name="T12">https://gitlab.com/investigating-archiving-git/survey-analysis</text:span></text:a><text:span text:style-name="T12">. You can see our full processing and analysis pipeline rendered in-browser here: </text:span><text:a xlink:type="simple" xlink:href="https://investigating-archiving-git.gitlab.io/survey-analysis/" text:style-name="Internet_20_link" text:visited-style-name="Visited_20_Internet_20_Link"><text:span text:style-name="T12">https://investigating-archiving-git.gitlab.io/survey-analysis/</text:span></text:a><text:a xlink:type="simple" xlink:href="https://investigating-archiving-git.gitlab.io/survey-analysis/." text:style-name="Internet_20_link" text:visited-style-name="Visited_20_Internet_20_Link"><text:span text:style-name="T12">.</text:span></text:a><text:span text:style-name="T1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unito" svg:font-family="Nun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6:19:39.512161071</meta:creation-date>
    <dc:date>2020-10-23T17:47:31.934463382</dc:date>
    <meta:editing-duration>PT1H6M24S</meta:editing-duration>
    <meta:editing-cycles>44</meta:editing-cycles>
    <meta:generator>LibreOffice/6.4.6.2$Linux_X86_64 LibreOffice_project/40$Build-2</meta:generator>
    <meta:document-statistic meta:table-count="0" meta:image-count="0" meta:object-count="0" meta:page-count="5" meta:paragraph-count="57" meta:word-count="1426" meta:character-count="9515" meta:non-whitespace-character-count="8145"/>
  </office:meta>
</office:document-meta>
</file>